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2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2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23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6604334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566043440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6525640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630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652566400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text:id="ct6525664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68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69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72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97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699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038416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37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39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42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43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46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48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51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52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55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5712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6525860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52586176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text:id="ct6525704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119433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98236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698023392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3646734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66043344"/><text:change-start text:change-id="ct566043440"/>Introduction<text:change-end text:change-id="ct566043440"/><text:change-start text:change-id="ct652564080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475411921" text:style-name="L2">
        <text:list-item>
          <text:p text:style-name="P17">OpenLCB-CAN Message Network Standard</text:p>
        </text:list-item>
        <text:list-item>
          <text:p text:style-name="P17">OpenLCB-TCP Message Network Standard</text:p>
        </text:list-item>
      </text:list>
      <text:p text:style-name="Standard">For more information on format and presentation, see: </text:p>
      <text:list xml:id="list1210573308" text:style-name="L3">
        <text:list-item>
          <text:p text:style-name="P18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5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652564080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652566304"/><text:s text:c="4"/><text:change-end text:change-id="ct652566304"/><text:change-start text:change-id="ct652566400"/>vv vv vv vv vv vv<text:change-end text:change-id="ct652566400"/></text:p>
          </table:table-cell>
          <table:table-cell table:style-name="Table2.B1" office:value-type="string">
            <text:p text:style-name="P13"><text:change-start text:change-id="ct652566496"/>Protocol<text:change-end text:change-id="ct652566496"/></text:p>
          </table:table-cell>
        </table:table-row>
        <table:table-row>
          <table:table-cell table:style-name="Table2.A2" office:value-type="string">
            <text:p text:style-name="P11"><text:change-start text:change-id="ct652566800"/>0x80 00 00 00 00 00<text:change-end text:change-id="ct652566800"/></text:p>
          </table:table-cell>
          <table:table-cell table:style-name="Table2.B2" office:value-type="string">
            <text:p text:style-name="P12"><text:change-start text:change-id="ct652566944"/>Protocol Identification Protocol<text:change-end text:change-id="ct652566944"/></text:p>
          </table:table-cell>
        </table:table-row>
        <table:table-row>
          <table:table-cell table:style-name="Table2.A2" office:value-type="string">
            <text:p text:style-name="P11"><text:change-start text:change-id="ct652567232"/>0x40 00 00 00 00 00<text:change-end text:change-id="ct652567232"/></text:p>
          </table:table-cell>
          <table:table-cell table:style-name="Table2.B2" office:value-type="string">
            <text:p text:style-name="P12"><text:change-start text:change-id="ct652569776"/>Datagram Protocol<text:change-end text:change-id="ct652569776"/></text:p>
          </table:table-cell>
        </table:table-row>
        <table:table-row>
          <table:table-cell table:style-name="Table2.A2" office:value-type="string">
            <text:p text:style-name="P11"><text:change-start text:change-id="ct652569984"/>0x20 00 00 00 00 00<text:change-end text:change-id="ct652569984"/></text:p>
          </table:table-cell>
          <table:table-cell table:style-name="Table2.B2" office:value-type="string">
            <text:p text:style-name="P12"><text:change-start text:change-id="ct603841680"/>Stream Protocol<text:change-end text:change-id="ct603841680"/></text:p>
          </table:table-cell>
        </table:table-row>
        <table:table-row>
          <table:table-cell table:style-name="Table2.A2" office:value-type="string">
            <text:p text:style-name="P11"><text:change-start text:change-id="ct652583760"/>0x10 00 00 00 00 00<text:change-end text:change-id="ct652583760"/></text:p>
          </table:table-cell>
          <table:table-cell table:style-name="Table2.B2" office:value-type="string">
            <text:p text:style-name="P12"><text:change-start text:change-id="ct652583936"/>Configuration Protocol<text:change-end text:change-id="ct652583936"/></text:p>
          </table:table-cell>
        </table:table-row>
        <table:table-row>
          <table:table-cell table:style-name="Table2.A2" office:value-type="string">
            <text:p text:style-name="P11"><text:change-start text:change-id="ct652584224"/>0x08 00 00 00 00 00<text:change-end text:change-id="ct652584224"/></text:p>
          </table:table-cell>
          <table:table-cell table:style-name="Table2.B2" office:value-type="string">
            <text:p text:style-name="P12"><text:change-start text:change-id="ct652584368"/>Reservation Protocol<text:change-end text:change-id="ct652584368"/></text:p>
          </table:table-cell>
        </table:table-row>
        <table:table-row>
          <table:table-cell table:style-name="Table2.A2" office:value-type="string">
            <text:p text:style-name="P11"><text:change-start text:change-id="ct652584656"/>0x04 00 00 00 00 00<text:change-end text:change-id="ct652584656"/></text:p>
          </table:table-cell>
          <table:table-cell table:style-name="Table2.B2" office:value-type="string">
            <text:p text:style-name="P12"><text:change-start text:change-id="ct652584832"/>Display Protocol<text:change-end text:change-id="ct652584832"/></text:p>
          </table:table-cell>
        </table:table-row>
        <table:table-row>
          <table:table-cell table:style-name="Table2.A2" office:value-type="string">
            <text:p text:style-name="P11"><text:change-start text:change-id="ct652585104"/>0x02 00 00 00 00 00<text:change-end text:change-id="ct652585104"/></text:p>
          </table:table-cell>
          <table:table-cell table:style-name="Table2.B2" office:value-type="string">
            <text:p text:style-name="P12"><text:change-start text:change-id="ct652585280"/>Identification Protocol<text:change-end text:change-id="ct652585280"/></text:p>
          </table:table-cell>
        </table:table-row>
        <table:table-row>
          <table:table-cell table:style-name="Table2.A2" office:value-type="string">
            <text:p text:style-name="P11"><text:change-start text:change-id="ct652585552"/>0x01 00 00 00 00 00<text:change-end text:change-id="ct652585552"/></text:p>
          </table:table-cell>
          <table:table-cell table:style-name="Table2.B2" office:value-type="string">
            <text:p text:style-name="P12"><text:change-start text:change-id="ct652585712"/>Teaching/Learning Configuration Protocol<text:change-end text:change-id="ct652585712"/></text:p>
          </table:table-cell>
        </table:table-row>
        <table:table-row>
          <table:table-cell table:style-name="Table2.A2" office:value-type="string">
            <text:p text:style-name="P11"><text:change-start text:change-id="ct652586000"/>0x00 80 00 00 00 00<text:change-end text:change-id="ct652586000"/></text:p>
          </table:table-cell>
          <table:table-cell table:style-name="Table2.B2" office:value-type="string">
            <text:p text:style-name="P12"><text:change-start text:change-id="ct652586176"/>Remote Button Protocol<text:change-end text:change-id="ct652586176"/></text:p>
          </table:table-cell>
        </table:table-row>
        <table:table-row>
          <table:table-cell table:style-name="Table2.A2" office:value-type="string">
            <text:p text:style-name="P12"><text:change-start text:change-id="ct652570448"/>All others<text:change-end text:change-id="ct652570448"/></text:p>
          </table:table-cell>
          <table:table-cell table:style-name="Table2.B2" office:value-type="string">
            <text:p text:style-name="P12"><text:change-start text:change-id="ct611943312"/>Reserved. Shall be sent as 0 and ignored upon receipt.<text:change-end text:change-id="ct611943312"/></text:p>
          </table:table-cell>
        </table:table-row>
      </table:table>
      <text:p text:style-name="Standard"><text:change-start text:change-id="ct698236288"/></text:p>
      <text:p text:style-name="Standard"/>
      <text:p text:style-name="Standard"><text:change-end text:change-id="ct698236288"/><text:change text:change-id="ct69802339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4"><text:s/>5 Interactions (Normative)<text:tab/>2</text:p>
          <text:p text:style-name="P14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982261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9822632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698226416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98226192"/><text:change-start text:change-id="ct698226320"/>OpenLCB <text:change-end text:change-id="ct698226320"/><text:change-start text:change-id="ct698226416"/>Protocol Identification Protocol Standard<text:change-end text:change-id="ct698226416"/></text:p>
      </style:header>
      <style:footer>
        <text:tracked-changes>
          <text:changed-region text:id="ct69822011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69823132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98220208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698220112"/><text:change-start text:change-id="ct698231328"/><text:span text:style-name="MT2">Copyright 2010, by J. Day, D. Harris, B. Jacobsen, and A. Shepherd</text:span><text:change-end text:change-id="ct698231328"/><text:change text:change-id="ct698220208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0:34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2990048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56595174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51431520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652510256">
            <text:deletion>
              <office:change-info>
                <dc:creator>Bob Jacobsen</dc:creator>
                <dc:date>2010-10-10T10:46:00</dc:date>
              </office:change-info>
              <text:p text:style-name="MP9">(title)</text:p>
            </text:deletion>
          </text:changed-region>
          <text:changed-region text:id="ct565990960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65252233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6397751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6568852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60310147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2990048"/><text:change-start text:change-id="ct565951744"/>OpenLCB <text:change-end text:change-id="ct565951744"/><text:change-start text:change-id="ct651431520"/>Standard<text:change-end text:change-id="ct65143152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652510256"/><text:change-start text:change-id="ct565990960"/>Protocol Identification Protocol<text:change-end text:change-id="ct56599096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652522336"/><text:change-start text:change-id="ct639775168"/><text:date style:data-style-name="N37" text:date-value="2010-10-08T17:19:56" text:fixed="true">10/08/10</text:date><text:change-end text:change-id="ct639775168"/></text:p>
            </table:table-cell>
            <table:table-cell table:style-name="Table1.C1" office:value-type="string">
              <text:p text:style-name="MP9"><text:change text:change-id="ct565688528"/><text:change-start text:change-id="ct603101472"/>Preliminary<text:change-end text:change-id="ct603101472"/></text:p>
            </table:table-cell>
          </table:table-row>
        </table:table>
        <text:p text:style-name="Header"/>
      </style:header>
      <style:footer>
        <text:tracked-changes>
          <text:changed-region text:id="ct69823547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69823897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98215168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698235472"/><text:change-start text:change-id="ct698238976"/><text:span text:style-name="MT4">10</text:span><text:change-end text:change-id="ct698238976"/><text:span text:style-name="MT4">, by J. Day, D. Harris, B. Jacobsen, </text:span><text:change text:change-id="ct698215168"/><text:span text:style-name="MT4">and A. Shepherd<text:tab/></text:span><text:span text:style-name="MT5">Page </text:span><text:span text:style-name="Page_20_Number"><text:span text:style-name="MT5"><text:page-number text:select-page="current">3</text:page-number></text:span></text:span><text:span text:style-name="Page_20_Number"><text:span text:style-name="MT5"> of </text:span></text:span><text:span text:style-name="Page_20_Number"><text:span text:style-name="MT5"><text:page-count style:num-format="1">3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1T00:50:34">10/11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90</meta:editing-cycles>
    <meta:editing-duration>PT13H11M29S</meta:editing-duration>
    <meta:generator>OpenOffice.org/3.2$Unix OpenOffice.org_project/320m18$Build-9502</meta:generator>
    <dc:date>2010-10-11T00:50:34</dc:date>
    <dc:creator>Bob Jacobsen</dc:creator>
    <meta:keyword>OpenLCB Protocol Identification</meta:keyword>
    <meta:document-statistic meta:table-count="2" meta:image-count="1" meta:object-count="0" meta:page-count="3" meta:paragraph-count="85" meta:word-count="595" meta:character-count="3713"/>
    <meta:user-defined meta:name="Info 1"/>
    <meta:user-defined meta:name="Info 2"/>
    <meta:user-defined meta:name="Info 3"/>
    <meta:user-defined meta:name="Info 4"/>
  </office:meta>
</office:document-meta>
</file>